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83in"/>
    </style:style>
    <style:style style:name="ro2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rent</text:p>
          </table:table-cell>
          <table:table-cell office:value-type="string">
            <text:p>spotify</text:p>
          </table:table-cell>
          <table:table-cell office:value-type="string">
            <text:p>phone</text:p>
          </table:table-cell>
          <table:table-cell office:value-type="string">
            <text:p>car insurance</text:p>
          </table:table-cell>
          <table:table-cell office:value-type="string">
            <text:p>health insurance</text:p>
          </table:table-cell>
          <table:table-cell office:value-type="string">
            <text:p>internet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formula="of:=SUM([.A2:.F2])" office:value-type="float" office:value="833">
            <text:p>83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09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6:56:33</meta:creation-date>
    <dc:date>2018-08-09T09:05:23</dc:date>
    <meta:editing-duration>PT16H22M13S</meta:editing-duration>
    <meta:editing-cycles>2</meta:editing-cycles>
    <meta:generator>OpenOffice.org/3.4$Unix OpenOffice.org_project/340m1$Build-9590</meta:generator>
    <meta:document-statistic meta:table-count="3" meta:cell-count="13" meta:object-count="0"/>
  </office:meta>
</office:document-meta>
</file>